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4" table:default-cell-style-name="ce2"/>
        <table:table-row table:style-name="ro1">
          <table:table-cell table:style-name="ce1" office:value-type="string" calcext:value-type="string">
            <text:p>Conv0 active</text:p>
          </table:table-cell>
          <table:table-cell table:style-name="ce1" office:value-type="string" calcext:value-type="string">
            <text:p>Conv0 num filters</text:p>
          </table:table-cell>
          <table:table-cell table:style-name="ce1" office:value-type="string" calcext:value-type="string">
            <text:p>Conv0 batch normalization</text:p>
          </table:table-cell>
          <table:table-cell table:style-name="ce1" office:value-type="string" calcext:value-type="string">
            <text:p>Conv0 activation</text:p>
          </table:table-cell>
          <table:table-cell table:style-name="ce1" office:value-type="string" calcext:value-type="string">
            <text:p>Conv0 dropout</text:p>
          </table:table-cell>
          <table:table-cell table:style-name="ce1" office:value-type="string" calcext:value-type="string">
            <text:p>Conv0 max pooling</text:p>
          </table:table-cell>
          <table:table-cell table:style-name="ce1" office:value-type="string" calcext:value-type="string">
            <text:p>Conv1 active</text:p>
          </table:table-cell>
          <table:table-cell table:style-name="ce1" office:value-type="string" calcext:value-type="string">
            <text:p>Conv1 num filters</text:p>
          </table:table-cell>
          <table:table-cell table:style-name="ce1" office:value-type="string" calcext:value-type="string">
            <text:p>Conv1 batch normalization</text:p>
          </table:table-cell>
          <table:table-cell table:style-name="ce1" office:value-type="string" calcext:value-type="string">
            <text:p>Conv1 activation</text:p>
          </table:table-cell>
          <table:table-cell table:style-name="ce1" office:value-type="string" calcext:value-type="string">
            <text:p>Conv1 dropout</text:p>
          </table:table-cell>
          <table:table-cell table:style-name="ce1" office:value-type="string" calcext:value-type="string">
            <text:p>Conv1 max pooling</text:p>
          </table:table-cell>
          <table:table-cell table:style-name="ce1" office:value-type="string" calcext:value-type="string">
            <text:p>Conv2 active</text:p>
          </table:table-cell>
          <table:table-cell table:style-name="ce1" office:value-type="string" calcext:value-type="string">
            <text:p>Conv2 num filters</text:p>
          </table:table-cell>
          <table:table-cell table:style-name="ce1" office:value-type="string" calcext:value-type="string">
            <text:p>Conv2 batch normalization</text:p>
          </table:table-cell>
          <table:table-cell table:style-name="ce1" office:value-type="string" calcext:value-type="string">
            <text:p>Conv2 activation</text:p>
          </table:table-cell>
          <table:table-cell table:style-name="ce1" office:value-type="string" calcext:value-type="string">
            <text:p>Conv2 dropout</text:p>
          </table:table-cell>
          <table:table-cell table:style-name="ce1" office:value-type="string" calcext:value-type="string">
            <text:p>Conv2 max pooling</text:p>
          </table:table-cell>
          <table:table-cell table:style-name="ce1" office:value-type="string" calcext:value-type="string">
            <text:p>Conv3 active</text:p>
          </table:table-cell>
          <table:table-cell table:style-name="ce1" office:value-type="string" calcext:value-type="string">
            <text:p>Conv3 num filters</text:p>
          </table:table-cell>
          <table:table-cell table:style-name="ce1" office:value-type="string" calcext:value-type="string">
            <text:p>Conv3 batch normalization</text:p>
          </table:table-cell>
          <table:table-cell table:style-name="ce1" office:value-type="string" calcext:value-type="string">
            <text:p>Conv3 activation</text:p>
          </table:table-cell>
          <table:table-cell table:style-name="ce1" office:value-type="string" calcext:value-type="string">
            <text:p>Conv3 dropout</text:p>
          </table:table-cell>
          <table:table-cell table:style-name="ce1" office:value-type="string" calcext:value-type="string">
            <text:p>Conv3 max pooling</text:p>
          </table:table-cell>
          <table:table-cell table:style-name="ce1" office:value-type="string" calcext:value-type="string">
            <text:p>Conv4 active</text:p>
          </table:table-cell>
          <table:table-cell table:style-name="ce1" office:value-type="string" calcext:value-type="string">
            <text:p>Conv4 num filters</text:p>
          </table:table-cell>
          <table:table-cell table:style-name="ce1" office:value-type="string" calcext:value-type="string">
            <text:p>Conv4 batch normalization</text:p>
          </table:table-cell>
          <table:table-cell table:style-name="ce1" office:value-type="string" calcext:value-type="string">
            <text:p>Conv4 activation</text:p>
          </table:table-cell>
          <table:table-cell table:style-name="ce1" office:value-type="string" calcext:value-type="string">
            <text:p>Conv4 dropout</text:p>
          </table:table-cell>
          <table:table-cell table:style-name="ce1" office:value-type="string" calcext:value-type="string">
            <text:p>Conv4 max pooling</text:p>
          </table:table-cell>
          <table:table-cell table:style-name="ce1" office:value-type="string" calcext:value-type="string">
            <text:p>Conv5 active</text:p>
          </table:table-cell>
          <table:table-cell table:style-name="ce1" office:value-type="string" calcext:value-type="string">
            <text:p>Conv5 num filters</text:p>
          </table:table-cell>
          <table:table-cell table:style-name="ce1" office:value-type="string" calcext:value-type="string">
            <text:p>Conv5 batch normalization</text:p>
          </table:table-cell>
          <table:table-cell table:style-name="ce1" office:value-type="string" calcext:value-type="string">
            <text:p>Conv5 activation</text:p>
          </table:table-cell>
          <table:table-cell table:style-name="ce1" office:value-type="string" calcext:value-type="string">
            <text:p>Conv5 dropout</text:p>
          </table:table-cell>
          <table:table-cell table:style-name="ce1" office:value-type="string" calcext:value-type="string">
            <text:p>Conv5 max pooling</text:p>
          </table:table-cell>
          <table:table-cell table:style-name="ce1" office:value-type="string" calcext:value-type="string">
            <text:p>Dense0 active</text:p>
          </table:table-cell>
          <table:table-cell table:style-name="ce1" office:value-type="string" calcext:value-type="string">
            <text:p>Dense0 num nodes</text:p>
          </table:table-cell>
          <table:table-cell table:style-name="ce1" office:value-type="string" calcext:value-type="string">
            <text:p>Dense0 batch normalization</text:p>
          </table:table-cell>
          <table:table-cell table:style-name="ce1" office:value-type="string" calcext:value-type="string">
            <text:p>Dense0 activation</text:p>
          </table:table-cell>
          <table:table-cell table:style-name="ce1" office:value-type="string" calcext:value-type="string">
            <text:p>Dense0 dropout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Val Loss</text:p>
          </table:table-cell>
          <table:table-cell table:style-name="ce1" office:value-type="string" calcext:value-type="string">
            <text:p>Val Accurac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17605584859848" calcext:value-type="float">
            <text:p>0.317605584859848</text:p>
          </table:table-cell>
          <table:table-cell office:value-type="float" office:value="0.905799984931946" calcext:value-type="float">
            <text:p>0.9057999849319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687006860971451" calcext:value-type="float">
            <text:p>0.068700686097145</text:p>
          </table:table-cell>
          <table:table-cell office:value-type="float" office:value="0.978500008583069" calcext:value-type="float">
            <text:p>0.97850000858306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39531755447388" calcext:value-type="float">
            <text:p>1.39531755447388</text:p>
          </table:table-cell>
          <table:table-cell office:value-type="float" office:value="0.830699980258942" calcext:value-type="float">
            <text:p>0.8306999802589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15926992893219" calcext:value-type="float">
            <text:p>0.415926992893219</text:p>
          </table:table-cell>
          <table:table-cell office:value-type="float" office:value="0.869300007820129" calcext:value-type="float">
            <text:p>0.8693000078201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529577881097794" calcext:value-type="float">
            <text:p>0.052957788109779</text:p>
          </table:table-cell>
          <table:table-cell office:value-type="float" office:value="0.982900023460388" calcext:value-type="float">
            <text:p>0.9829000234603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95329165458679" calcext:value-type="float">
            <text:p>1.95329165458679</text:p>
          </table:table-cell>
          <table:table-cell office:value-type="float" office:value="0.336299985647202" calcext:value-type="float">
            <text:p>0.3362999856472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2996107339859" calcext:value-type="float">
            <text:p>0.12996107339859</text:p>
          </table:table-cell>
          <table:table-cell office:value-type="float" office:value="0.976300001144409" calcext:value-type="float">
            <text:p>0.97630000114440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.27271127700806" calcext:value-type="float">
            <text:p>2.27271127700806</text:p>
          </table:table-cell>
          <table:table-cell office:value-type="float" office:value="0.215200006961822" calcext:value-type="float">
            <text:p>0.2152000069618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66940784454346" calcext:value-type="float">
            <text:p>1.66940784454346</text:p>
          </table:table-cell>
          <table:table-cell office:value-type="float" office:value="0.933000028133392" calcext:value-type="float">
            <text:p>0.9330000281333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61046087741852" calcext:value-type="float">
            <text:p>0.161046087741852</text:p>
          </table:table-cell>
          <table:table-cell office:value-type="float" office:value="0.966600000858307" calcext:value-type="float">
            <text:p>0.9666000008583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06243175268173" calcext:value-type="float">
            <text:p>0.406243175268173</text:p>
          </table:table-cell>
          <table:table-cell office:value-type="float" office:value="0.887799978256226" calcext:value-type="float">
            <text:p>0.8877999782562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538995042443275" calcext:value-type="float">
            <text:p>0.053899504244328</text:p>
          </table:table-cell>
          <table:table-cell office:value-type="float" office:value="0.98309999704361" calcext:value-type="float">
            <text:p>0.9830999970436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03814697265625" calcext:value-type="float">
            <text:p>2.03814697265625</text:p>
          </table:table-cell>
          <table:table-cell office:value-type="float" office:value="0.559800028800964" calcext:value-type="float">
            <text:p>0.5598000288009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50872993469238" calcext:value-type="float">
            <text:p>0.350872993469238</text:p>
          </table:table-cell>
          <table:table-cell office:value-type="float" office:value="0.901300013065338" calcext:value-type="float">
            <text:p>0.9013000130653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87311196327209" calcext:value-type="float">
            <text:p>0.287311196327209</text:p>
          </table:table-cell>
          <table:table-cell office:value-type="float" office:value="0.922500014305115" calcext:value-type="float">
            <text:p>0.9225000143051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27978301048279" calcext:value-type="float">
            <text:p>2.27978301048279</text:p>
          </table:table-cell>
          <table:table-cell office:value-type="float" office:value="0.128700003027916" calcext:value-type="float">
            <text:p>0.1287000030279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622076913714409" calcext:value-type="float">
            <text:p>0.062207691371441</text:p>
          </table:table-cell>
          <table:table-cell office:value-type="float" office:value="0.981599986553192" calcext:value-type="float">
            <text:p>0.9815999865531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129017353057861" calcext:value-type="float">
            <text:p>0.129017353057861</text:p>
          </table:table-cell>
          <table:table-cell office:value-type="float" office:value="0.964299976825714" calcext:value-type="float">
            <text:p>0.9642999768257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30130672454834" calcext:value-type="float">
            <text:p>2.30130672454834</text:p>
          </table:table-cell>
          <table:table-cell office:value-type="float" office:value="0.113499999046326" calcext:value-type="float">
            <text:p>0.1134999990463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11930900812149" calcext:value-type="float">
            <text:p>0.211930900812149</text:p>
          </table:table-cell>
          <table:table-cell office:value-type="float" office:value="0.946900010108948" calcext:value-type="float">
            <text:p>0.9469000101089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38083547353745" calcext:value-type="float">
            <text:p>0.138083547353745</text:p>
          </table:table-cell>
          <table:table-cell office:value-type="float" office:value="0.958100020885468" calcext:value-type="float">
            <text:p>0.9581000208854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189475491642952" calcext:value-type="float">
            <text:p>0.189475491642952</text:p>
          </table:table-cell>
          <table:table-cell office:value-type="float" office:value="0.948000013828278" calcext:value-type="float">
            <text:p>0.94800001382827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11032724380493" calcext:value-type="float">
            <text:p>0.111032724380493</text:p>
          </table:table-cell>
          <table:table-cell office:value-type="float" office:value="0.966600000858307" calcext:value-type="float">
            <text:p>0.9666000008583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71341562271118" calcext:value-type="float">
            <text:p>0.271341562271118</text:p>
          </table:table-cell>
          <table:table-cell office:value-type="float" office:value="0.920799970626831" calcext:value-type="float">
            <text:p>0.92079997062683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53942632675171" calcext:value-type="float">
            <text:p>5.53942632675171</text:p>
          </table:table-cell>
          <table:table-cell office:value-type="float" office:value="0.633300006389618" calcext:value-type="float">
            <text:p>0.6333000063896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53457722067833" calcext:value-type="float">
            <text:p>0.053457722067833</text:p>
          </table:table-cell>
          <table:table-cell office:value-type="float" office:value="0.982999980449676" calcext:value-type="float">
            <text:p>0.9829999804496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69064998626709" calcext:value-type="float">
            <text:p>0.169064998626709</text:p>
          </table:table-cell>
          <table:table-cell office:value-type="float" office:value="0.952199995517731" calcext:value-type="float">
            <text:p>0.95219999551773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74206358194351" calcext:value-type="float">
            <text:p>0.474206358194351</text:p>
          </table:table-cell>
          <table:table-cell office:value-type="float" office:value="0.893199980258942" calcext:value-type="float">
            <text:p>0.8931999802589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96030855178833" calcext:value-type="float">
            <text:p>0.196030855178833</text:p>
          </table:table-cell>
          <table:table-cell office:value-type="float" office:value="0.979300022125244" calcext:value-type="float">
            <text:p>0.9793000221252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992473438382149" calcext:value-type="float">
            <text:p>0.099247343838215</text:p>
          </table:table-cell>
          <table:table-cell office:value-type="float" office:value="0.972500026226044" calcext:value-type="float">
            <text:p>0.9725000262260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78268456459045" calcext:value-type="float">
            <text:p>0.278268456459045</text:p>
          </table:table-cell>
          <table:table-cell office:value-type="float" office:value="0.917699992656708" calcext:value-type="float">
            <text:p>0.9176999926567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276854813098907" calcext:value-type="float">
            <text:p>0.276854813098907</text:p>
          </table:table-cell>
          <table:table-cell office:value-type="float" office:value="0.919200003147125" calcext:value-type="float">
            <text:p>0.9192000031471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641655772924423" calcext:value-type="float">
            <text:p>0.064165577292442</text:p>
          </table:table-cell>
          <table:table-cell office:value-type="float" office:value="0.98199999332428" calcext:value-type="float">
            <text:p>0.981999993324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09591774642468" calcext:value-type="float">
            <text:p>0.109591774642468</text:p>
          </table:table-cell>
          <table:table-cell office:value-type="float" office:value="0.980300009250641" calcext:value-type="float">
            <text:p>0.98030000925064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90106773376465" calcext:value-type="float">
            <text:p>0.790106773376465</text:p>
          </table:table-cell>
          <table:table-cell office:value-type="float" office:value="0.97189998626709" calcext:value-type="float">
            <text:p>0.9718999862670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61036503314972" calcext:value-type="float">
            <text:p>0.961036503314972</text:p>
          </table:table-cell>
          <table:table-cell office:value-type="float" office:value="0.959200024604797" calcext:value-type="float">
            <text:p>0.9592000246047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265488833189011" calcext:value-type="float">
            <text:p>0.265488833189011</text:p>
          </table:table-cell>
          <table:table-cell office:value-type="float" office:value="0.923200011253357" calcext:value-type="float">
            <text:p>0.9232000112533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71385064721107" calcext:value-type="float">
            <text:p>0.171385064721107</text:p>
          </table:table-cell>
          <table:table-cell office:value-type="float" office:value="0.949500024318695" calcext:value-type="float">
            <text:p>0.9495000243186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99535989761352" calcext:value-type="float">
            <text:p>0.299535989761352</text:p>
          </table:table-cell>
          <table:table-cell office:value-type="float" office:value="0.92519998550415" calcext:value-type="float">
            <text:p>0.925199985504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10031643509865" calcext:value-type="float">
            <text:p>0.210031643509865</text:p>
          </table:table-cell>
          <table:table-cell office:value-type="float" office:value="0.938499987125397" calcext:value-type="float">
            <text:p>0.9384999871253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3206228017807" calcext:value-type="float">
            <text:p>0.23206228017807</text:p>
          </table:table-cell>
          <table:table-cell office:value-type="float" office:value="0.932799994945526" calcext:value-type="float">
            <text:p>0.9327999949455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0912646651268" calcext:value-type="float">
            <text:p>0.30912646651268</text:p>
          </table:table-cell>
          <table:table-cell office:value-type="float" office:value="0.91159999370575" calcext:value-type="float">
            <text:p>0.911599993705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36657822132111" calcext:value-type="float">
            <text:p>1.36657822132111</text:p>
          </table:table-cell>
          <table:table-cell office:value-type="float" office:value="0.94760000705719" calcext:value-type="float">
            <text:p>0.947600007057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89377689361572" calcext:value-type="float">
            <text:p>0.289377689361572</text:p>
          </table:table-cell>
          <table:table-cell office:value-type="float" office:value="0.919600009918213" calcext:value-type="float">
            <text:p>0.9196000099182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6749464273453" calcext:value-type="float">
            <text:p>0.336749464273453</text:p>
          </table:table-cell>
          <table:table-cell office:value-type="float" office:value="0.906199991703033" calcext:value-type="float">
            <text:p>0.9061999917030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5934809446335" calcext:value-type="float">
            <text:p>0.125934809446335</text:p>
          </table:table-cell>
          <table:table-cell office:value-type="float" office:value="0.960600018501282" calcext:value-type="float">
            <text:p>0.9606000185012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06235194206238" calcext:value-type="float">
            <text:p>0.306235194206238</text:p>
          </table:table-cell>
          <table:table-cell office:value-type="float" office:value="0.914600014686584" calcext:value-type="float">
            <text:p>0.9146000146865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29084587097168" calcext:value-type="float">
            <text:p>0.29084587097168</text:p>
          </table:table-cell>
          <table:table-cell office:value-type="float" office:value="0.913800001144409" calcext:value-type="float">
            <text:p>0.91380000114440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175056293606758" calcext:value-type="float">
            <text:p>0.175056293606758</text:p>
          </table:table-cell>
          <table:table-cell office:value-type="float" office:value="0.950900018215179" calcext:value-type="float">
            <text:p>0.95090001821517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16838404536247" calcext:value-type="float">
            <text:p>0.216838404536247</text:p>
          </table:table-cell>
          <table:table-cell office:value-type="float" office:value="0.93639999628067" calcext:value-type="float">
            <text:p>0.936399996280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245336547493935" calcext:value-type="float">
            <text:p>0.245336547493935</text:p>
          </table:table-cell>
          <table:table-cell office:value-type="float" office:value="0.952600002288818" calcext:value-type="float">
            <text:p>0.9526000022888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21998357772827" calcext:value-type="float">
            <text:p>1.21998357772827</text:p>
          </table:table-cell>
          <table:table-cell office:value-type="float" office:value="0.941699981689453" calcext:value-type="float">
            <text:p>0.9416999816894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47796505689621" calcext:value-type="float">
            <text:p>0.247796505689621</text:p>
          </table:table-cell>
          <table:table-cell office:value-type="float" office:value="0.927500009536743" calcext:value-type="float">
            <text:p>0.9275000095367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69110637903214" calcext:value-type="float">
            <text:p>0.469110637903214</text:p>
          </table:table-cell>
          <table:table-cell office:value-type="float" office:value="0.892199993133545" calcext:value-type="float">
            <text:p>0.8921999931335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45600938796997" calcext:value-type="float">
            <text:p>4.45600938796997</text:p>
          </table:table-cell>
          <table:table-cell office:value-type="float" office:value="0.915600001811981" calcext:value-type="float">
            <text:p>0.91560000181198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04741893708706" calcext:value-type="float">
            <text:p>0.104741893708706</text:p>
          </table:table-cell>
          <table:table-cell office:value-type="float" office:value="0.973800003528595" calcext:value-type="float">
            <text:p>0.9738000035285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582528747618199" calcext:value-type="float">
            <text:p>0.05825287476182</text:p>
          </table:table-cell>
          <table:table-cell office:value-type="float" office:value="0.981199979782104" calcext:value-type="float">
            <text:p>0.9811999797821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50071710348129" calcext:value-type="float">
            <text:p>0.150071710348129</text:p>
          </table:table-cell>
          <table:table-cell office:value-type="float" office:value="0.955200016498566" calcext:value-type="float">
            <text:p>0.9552000164985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8019332885742" calcext:value-type="float">
            <text:p>0.128019332885742</text:p>
          </table:table-cell>
          <table:table-cell office:value-type="float" office:value="0.962000012397766" calcext:value-type="float">
            <text:p>0.9620000123977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42071649432182" calcext:value-type="float">
            <text:p>0.142071649432182</text:p>
          </table:table-cell>
          <table:table-cell office:value-type="float" office:value="0.956399977207184" calcext:value-type="float">
            <text:p>0.9563999772071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40073764324188" calcext:value-type="float">
            <text:p>0.340073764324188</text:p>
          </table:table-cell>
          <table:table-cell office:value-type="float" office:value="0.964299976825714" calcext:value-type="float">
            <text:p>0.9642999768257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810008198022842" calcext:value-type="float">
            <text:p>0.081000819802284</text:p>
          </table:table-cell>
          <table:table-cell office:value-type="float" office:value="0.975499987602234" calcext:value-type="float">
            <text:p>0.9754999876022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12087273597717" calcext:value-type="float">
            <text:p>0.212087273597717</text:p>
          </table:table-cell>
          <table:table-cell office:value-type="float" office:value="0.936699986457825" calcext:value-type="float">
            <text:p>0.9366999864578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257866859436035" calcext:value-type="float">
            <text:p>0.257866859436035</text:p>
          </table:table-cell>
          <table:table-cell office:value-type="float" office:value="0.944500029087067" calcext:value-type="float">
            <text:p>0.9445000290870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37789416313171" calcext:value-type="float">
            <text:p>1.37789416313171</text:p>
          </table:table-cell>
          <table:table-cell office:value-type="float" office:value="0.956099987030029" calcext:value-type="float">
            <text:p>0.9560999870300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02094638347626" calcext:value-type="float">
            <text:p>0.302094638347626</text:p>
          </table:table-cell>
          <table:table-cell office:value-type="float" office:value="0.918699979782104" calcext:value-type="float">
            <text:p>0.9186999797821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52149170637131" calcext:value-type="float">
            <text:p>0.065214917063713</text:p>
          </table:table-cell>
          <table:table-cell office:value-type="float" office:value="0.979200005531311" calcext:value-type="float">
            <text:p>0.97920000553131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37546315789223" calcext:value-type="float">
            <text:p>0.137546315789223</text:p>
          </table:table-cell>
          <table:table-cell office:value-type="float" office:value="0.969299972057342" calcext:value-type="float">
            <text:p>0.9692999720573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84400939941406" calcext:value-type="float">
            <text:p>0.284400939941406</text:p>
          </table:table-cell>
          <table:table-cell office:value-type="float" office:value="0.919799983501434" calcext:value-type="float">
            <text:p>0.9197999835014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2892852127552" calcext:value-type="float">
            <text:p>0.22892852127552</text:p>
          </table:table-cell>
          <table:table-cell office:value-type="float" office:value="0.934099972248077" calcext:value-type="float">
            <text:p>0.9340999722480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586812980473042" calcext:value-type="float">
            <text:p>0.058681298047304</text:p>
          </table:table-cell>
          <table:table-cell office:value-type="float" office:value="0.982900023460388" calcext:value-type="float">
            <text:p>0.9829000234603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9839403629303" calcext:value-type="float">
            <text:p>1.09839403629303</text:p>
          </table:table-cell>
          <table:table-cell office:value-type="float" office:value="0.598599970340729" calcext:value-type="float">
            <text:p>0.5985999703407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36165782809258" calcext:value-type="float">
            <text:p>0.136165782809258</text:p>
          </table:table-cell>
          <table:table-cell office:value-type="float" office:value="0.958199977874756" calcext:value-type="float">
            <text:p>0.9581999778747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165580049157143" calcext:value-type="float">
            <text:p>0.165580049157143</text:p>
          </table:table-cell>
          <table:table-cell office:value-type="float" office:value="0.953700006008148" calcext:value-type="float">
            <text:p>0.9537000060081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659587904810906" calcext:value-type="float">
            <text:p>0.065958790481091</text:p>
          </table:table-cell>
          <table:table-cell office:value-type="float" office:value="0.979099988937378" calcext:value-type="float">
            <text:p>0.97909998893737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322749376296997" calcext:value-type="float">
            <text:p>0.322749376296997</text:p>
          </table:table-cell>
          <table:table-cell office:value-type="float" office:value="0.951300024986267" calcext:value-type="float">
            <text:p>0.9513000249862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07513405382633" calcext:value-type="float">
            <text:p>0.107513405382633</text:p>
          </table:table-cell>
          <table:table-cell office:value-type="float" office:value="0.966899991035461" calcext:value-type="float">
            <text:p>0.96689999103546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481966286897659" calcext:value-type="float">
            <text:p>0.048196628689766</text:p>
          </table:table-cell>
          <table:table-cell office:value-type="float" office:value="0.985400021076202" calcext:value-type="float">
            <text:p>0.9854000210762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222959622740746" calcext:value-type="float">
            <text:p>0.222959622740746</text:p>
          </table:table-cell>
          <table:table-cell office:value-type="float" office:value="0.950200021266937" calcext:value-type="float">
            <text:p>0.9502000212669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60269075632095" calcext:value-type="float">
            <text:p>0.260269075632095</text:p>
          </table:table-cell>
          <table:table-cell office:value-type="float" office:value="0.924300014972687" calcext:value-type="float">
            <text:p>0.9243000149726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944375842809677" calcext:value-type="float">
            <text:p>0.094437584280968</text:p>
          </table:table-cell>
          <table:table-cell office:value-type="float" office:value="0.972000002861023" calcext:value-type="float">
            <text:p>0.9720000028610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237576857209206" calcext:value-type="float">
            <text:p>0.237576857209206</text:p>
          </table:table-cell>
          <table:table-cell office:value-type="float" office:value="0.933099985122681" calcext:value-type="float">
            <text:p>0.93309998512268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639892369508743" calcext:value-type="float">
            <text:p>0.063989236950874</text:p>
          </table:table-cell>
          <table:table-cell office:value-type="float" office:value="0.979200005531311" calcext:value-type="float">
            <text:p>0.97920000553131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24729432165623" calcext:value-type="float">
            <text:p>0.124729432165623</text:p>
          </table:table-cell>
          <table:table-cell office:value-type="float" office:value="0.963699996471405" calcext:value-type="float">
            <text:p>0.9636999964714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0641981959343" calcext:value-type="float">
            <text:p>0.30641981959343</text:p>
          </table:table-cell>
          <table:table-cell office:value-type="float" office:value="0.914699971675873" calcext:value-type="float">
            <text:p>0.9146999716758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785509645938873" calcext:value-type="float">
            <text:p>0.078550964593887</text:p>
          </table:table-cell>
          <table:table-cell office:value-type="float" office:value="0.974799990653992" calcext:value-type="float">
            <text:p>0.9747999906539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529743671417236" calcext:value-type="float">
            <text:p>0.529743671417236</text:p>
          </table:table-cell>
          <table:table-cell office:value-type="float" office:value="0.887399971485138" calcext:value-type="float">
            <text:p>0.8873999714851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24446664750576" calcext:value-type="float">
            <text:p>0.24446664750576</text:p>
          </table:table-cell>
          <table:table-cell office:value-type="float" office:value="0.928699970245361" calcext:value-type="float">
            <text:p>0.92869997024536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979476496577263" calcext:value-type="float">
            <text:p>0.097947649657726</text:p>
          </table:table-cell>
          <table:table-cell office:value-type="float" office:value="0.96969997882843" calcext:value-type="float">
            <text:p>0.969699978828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575234740972519" calcext:value-type="float">
            <text:p>0.057523474097252</text:p>
          </table:table-cell>
          <table:table-cell office:value-type="float" office:value="0.98309999704361" calcext:value-type="float">
            <text:p>0.9830999970436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247822120785713" calcext:value-type="float">
            <text:p>0.247822120785713</text:p>
          </table:table-cell>
          <table:table-cell office:value-type="float" office:value="0.962300002574921" calcext:value-type="float">
            <text:p>0.9623000025749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84976279735565" calcext:value-type="float">
            <text:p>0.068497627973557</text:p>
          </table:table-cell>
          <table:table-cell office:value-type="float" office:value="0.983200013637543" calcext:value-type="float">
            <text:p>0.9832000136375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139846712350845" calcext:value-type="float">
            <text:p>0.139846712350845</text:p>
          </table:table-cell>
          <table:table-cell office:value-type="float" office:value="0.974200010299683" calcext:value-type="float">
            <text:p>0.9742000102996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60249644517899" calcext:value-type="float">
            <text:p>0.260249644517899</text:p>
          </table:table-cell>
          <table:table-cell office:value-type="float" office:value="0.921800017356873" calcext:value-type="float">
            <text:p>0.9218000173568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72934785485268" calcext:value-type="float">
            <text:p>0.172934785485268</text:p>
          </table:table-cell>
          <table:table-cell office:value-type="float" office:value="0.945999979972839" calcext:value-type="float">
            <text:p>0.94599997997283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58026331663132" calcext:value-type="float">
            <text:p>0.258026331663132</text:p>
          </table:table-cell>
          <table:table-cell office:value-type="float" office:value="0.961099982261658" calcext:value-type="float">
            <text:p>0.9610999822616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43141940236092" calcext:value-type="float">
            <text:p>0.064314194023609</text:p>
          </table:table-cell>
          <table:table-cell office:value-type="float" office:value="0.981199979782104" calcext:value-type="float">
            <text:p>0.9811999797821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513176806271076" calcext:value-type="float">
            <text:p>0.051317680627108</text:p>
          </table:table-cell>
          <table:table-cell office:value-type="float" office:value="0.984799981117248" calcext:value-type="float">
            <text:p>0.9847999811172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91424484550953" calcext:value-type="float">
            <text:p>0.039142448455095</text:p>
          </table:table-cell>
          <table:table-cell office:value-type="float" office:value="0.987399995326996" calcext:value-type="float">
            <text:p>0.9873999953269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13086986541748" calcext:value-type="float">
            <text:p>1.13086986541748</text:p>
          </table:table-cell>
          <table:table-cell office:value-type="float" office:value="0.869000017642975" calcext:value-type="float">
            <text:p>0.8690000176429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07457958161831" calcext:value-type="float">
            <text:p>0.107457958161831</text:p>
          </table:table-cell>
          <table:table-cell office:value-type="float" office:value="0.967700004577637" calcext:value-type="float">
            <text:p>0.9677000045776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482874698936939" calcext:value-type="float">
            <text:p>0.048287469893694</text:p>
          </table:table-cell>
          <table:table-cell office:value-type="float" office:value="0.983799993991852" calcext:value-type="float">
            <text:p>0.9837999939918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814588144421578" calcext:value-type="float">
            <text:p>0.081458814442158</text:p>
          </table:table-cell>
          <table:table-cell office:value-type="float" office:value="0.97409999370575" calcext:value-type="float">
            <text:p>0.974099993705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906023159623146" calcext:value-type="float">
            <text:p>0.090602315962315</text:p>
          </table:table-cell>
          <table:table-cell office:value-type="float" office:value="0.970600008964539" calcext:value-type="float">
            <text:p>0.97060000896453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9384636878967" calcext:value-type="float">
            <text:p>0.129384636878967</text:p>
          </table:table-cell>
          <table:table-cell office:value-type="float" office:value="0.963800013065338" calcext:value-type="float">
            <text:p>0.9638000130653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48512721061707" calcext:value-type="float">
            <text:p>1.48512721061707</text:p>
          </table:table-cell>
          <table:table-cell office:value-type="float" office:value="0.877900004386902" calcext:value-type="float">
            <text:p>0.8779000043869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655345395207405" calcext:value-type="float">
            <text:p>0.065534539520741</text:p>
          </table:table-cell>
          <table:table-cell office:value-type="float" office:value="0.980099976062775" calcext:value-type="float">
            <text:p>0.9800999760627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273456815630198" calcext:value-type="float">
            <text:p>0.02734568156302</text:p>
          </table:table-cell>
          <table:table-cell office:value-type="float" office:value="0.991699993610382" calcext:value-type="float">
            <text:p>0.9916999936103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60252797603607" calcext:value-type="float">
            <text:p>1.60252797603607</text:p>
          </table:table-cell>
          <table:table-cell office:value-type="float" office:value="0.772000014781952" calcext:value-type="float">
            <text:p>0.7720000147819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246248930692673" calcext:value-type="float">
            <text:p>0.246248930692673</text:p>
          </table:table-cell>
          <table:table-cell office:value-type="float" office:value="0.930999994277954" calcext:value-type="float">
            <text:p>0.9309999942779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55874340236187" calcext:value-type="float">
            <text:p>0.055874340236187</text:p>
          </table:table-cell>
          <table:table-cell office:value-type="float" office:value="0.982599973678589" calcext:value-type="float">
            <text:p>0.98259997367858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617656111717224" calcext:value-type="float">
            <text:p>0.061765611171722</text:p>
          </table:table-cell>
          <table:table-cell office:value-type="float" office:value="0.984399974346161" calcext:value-type="float">
            <text:p>0.98439997434616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11351244151592" calcext:value-type="float">
            <text:p>0.061135124415159</text:p>
          </table:table-cell>
          <table:table-cell office:value-type="float" office:value="0.979900002479553" calcext:value-type="float">
            <text:p>0.9799000024795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997125655412674" calcext:value-type="float">
            <text:p>0.099712565541267</text:p>
          </table:table-cell>
          <table:table-cell office:value-type="float" office:value="0.972899973392487" calcext:value-type="float">
            <text:p>0.9728999733924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547756515443325" calcext:value-type="float">
            <text:p>0.054775651544333</text:p>
          </table:table-cell>
          <table:table-cell office:value-type="float" office:value="0.984399974346161" calcext:value-type="float">
            <text:p>0.98439997434616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775514990091324" calcext:value-type="float">
            <text:p>0.077551499009132</text:p>
          </table:table-cell>
          <table:table-cell office:value-type="float" office:value="0.98309999704361" calcext:value-type="float">
            <text:p>0.9830999970436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912212356925011" calcext:value-type="float">
            <text:p>0.091221235692501</text:p>
          </table:table-cell>
          <table:table-cell office:value-type="float" office:value="0.974699974060059" calcext:value-type="float">
            <text:p>0.97469997406005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186310276389122" calcext:value-type="float">
            <text:p>0.186310276389122</text:p>
          </table:table-cell>
          <table:table-cell office:value-type="float" office:value="0.947200000286102" calcext:value-type="float">
            <text:p>0.9472000002861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00580975413322" calcext:value-type="float">
            <text:p>0.100580975413322</text:p>
          </table:table-cell>
          <table:table-cell office:value-type="float" office:value="0.97000002861023" calcext:value-type="float">
            <text:p>0.970000028610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992426052689553" calcext:value-type="float">
            <text:p>0.099242605268955</text:p>
          </table:table-cell>
          <table:table-cell office:value-type="float" office:value="0.970300018787384" calcext:value-type="float">
            <text:p>0.9703000187873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644161328673363" calcext:value-type="float">
            <text:p>0.064416132867336</text:p>
          </table:table-cell>
          <table:table-cell office:value-type="float" office:value="0.978200018405914" calcext:value-type="float">
            <text:p>0.9782000184059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472518168389797" calcext:value-type="float">
            <text:p>0.04725181683898</text:p>
          </table:table-cell>
          <table:table-cell office:value-type="float" office:value="0.984499990940094" calcext:value-type="float">
            <text:p>0.9844999909400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810327306389809" calcext:value-type="float">
            <text:p>0.081032730638981</text:p>
          </table:table-cell>
          <table:table-cell office:value-type="float" office:value="0.975899994373322" calcext:value-type="float">
            <text:p>0.9758999943733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866407826542854" calcext:value-type="float">
            <text:p>0.086640782654286</text:p>
          </table:table-cell>
          <table:table-cell office:value-type="float" office:value="0.974699974060059" calcext:value-type="float">
            <text:p>0.97469997406005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31734657287598" calcext:value-type="float">
            <text:p>0.831734657287598</text:p>
          </table:table-cell>
          <table:table-cell office:value-type="float" office:value="0.958899974822998" calcext:value-type="float">
            <text:p>0.95889997482299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983812883496285" calcext:value-type="float">
            <text:p>0.098381288349629</text:p>
          </table:table-cell>
          <table:table-cell office:value-type="float" office:value="0.96969997882843" calcext:value-type="float">
            <text:p>0.969699978828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714805722236633" calcext:value-type="float">
            <text:p>0.071480572223663</text:p>
          </table:table-cell>
          <table:table-cell office:value-type="float" office:value="0.976700007915497" calcext:value-type="float">
            <text:p>0.9767000079154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00:04:40.473357945</meta:creation-date>
    <dc:date>2020-12-05T00:05:04.588750793</dc:date>
    <meta:editing-duration>PT24S</meta:editing-duration>
    <meta:editing-cycles>1</meta:editing-cycles>
    <meta:document-statistic meta:table-count="1" meta:cell-count="5632" meta:object-count="0"/>
    <meta:generator>LibreOffice/6.4.6.2$Linux_X86_64 LibreOffice_project/40$Build-2</meta:generator>
  </office:meta>
</office:document-meta>
</file>